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يتم اعادة وضعه بواسطة</text:p>
          </table:table-cell>
          <table:table-cell office:value-type="string" calcext:value-type="string">
            <text:p>هو مصدر مرتبط يحل محل المصدر الذي تم وصفه أو يقوم باستبداله أو يقوم باحلاله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هو النسق ل#</text:p>
          </table:table-cell>
          <table:table-cell office:value-type="string" calcext:value-type="string">
            <text:p>أحد المصادر ذات الصلة الموجودة من قبل والتي تعد نفس المصدر الذي تم وصفه بشكل كبير ، ولكن بنسق آخر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هو جزء من</text:p>
          </table:table-cell>
          <table:table-cell office:value-type="string" calcext:value-type="string">
            <text:p>أحد المصادر المتعلقة التي يتم تضمين المصدر الذي تم وصفها بطريقة فعلية أو منطقية فيه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يتم الاشارة اليه بواسطة</text:p>
          </table:table-cell>
          <table:table-cell office:value-type="string" calcext:value-type="string">
            <text:p>مصدر مرتبط يشير الى ، أو يشير الى ، أو يشير الى المصدر الذي تم وصفه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مطلوب بواسطة</text:p>
          </table:table-cell>
          <table:table-cell office:value-type="string" calcext:value-type="string">
            <text:p>أحد المصادر المتعلقة التي تتطلب المصدر الذي تم وصفه لدعم الوظيفة الخاصة به أو التسليم أو التناسق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نسخة من</text:p>
          </table:table-cell>
          <table:table-cell office:value-type="string" calcext:value-type="string">
            <text:p>مصدر متعلق به المصدر الذي تم وصفه هو النسخة أو الاصدار أو التكيف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له نسق</text:p>
          </table:table-cell>
          <table:table-cell office:value-type="string" calcext:value-type="string">
            <text:p>هو مصدر متعلق به بشكل كبير مثل المصدر الذي تم وصفه من قبل ، ولكن بنسق آخر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يحتوي على جزء</text:p>
          </table:table-cell>
          <table:table-cell office:value-type="string" calcext:value-type="string">
            <text:p>أحد المصادر المتعلقة التي يتم تضمينها اما فعليا أو منطقيا في المصدر الذي تم وصفه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له نسخة</text:p>
          </table:table-cell>
          <table:table-cell office:value-type="string" calcext:value-type="string">
            <text:p>مصدر متعلق بالموضوع هو نسخة أو نسخة أو تعديل للمصدر الذي تم وصفه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